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en" fo:country="US" style:font-size-asian="20pt" style:font-size-complex="20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color="#ce181e" fo:font-size="15pt" style:text-underline-style="solid" style:text-underline-width="auto" style:text-underline-color="font-color" style:text-underline-mode="continuous" style:text-overline-mode="continuous" style:text-line-through-mode="continuous" style:font-size-asian="15pt" style:font-size-complex="15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4"/>
    <style:style style:name="T1" style:family="text">
      <style:text-properties fo:font-size="20pt" fo:language="en" fo:country="US" style:font-size-asian="20pt" style:font-size-complex="20pt"/>
    </style:style>
    <style:style style:name="T2" style:family="text">
      <style:text-properties officeooo:rsid="000713d0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Test unitaire – Compteur d’ennemis tués</text:span></text:p>
      <text:p text:style-name="P1">Projet Dungeon Of Cards</text:p>
      <text:p text:style-name="P2"/>
      <text:p text:style-name="P2"/>
      <text:p text:style-name="P3">Fonction<text:span text:style-name="T2">s</text:span> testée<text:span text:style-name="T2">s</text:span> :</text:p>
      <text:p text:style-name="Standard"/>
      <text:p text:style-name="P4"><text:tab/>Le compteur d’ennemi<text:span text:style-name="T2">s</text:span> tués qui s’incrémente à chaque fois qu’on tue un ennemi <text:span text:style-name="T2">qui n’est pas un boss</text:span>.</text:p>
      <text:p text:style-name="Standard"/>
      <text:p text:style-name="P3">Cas valides :</text:p>
      <text:p text:style-name="Standard"/>
      <text:list xml:id="list2914072850" text:style-name="L1">
        <text:list-item>
          <text:p text:style-name="P6">Compteur qui s’incrémente quand on tue n’importe quel ennemi sauf les boss,</text:p>
        </text:list-item>
        <text:list-item>
          <text:p text:style-name="P6">Incrémentation de la vie de 5 quand le compteur est au max,</text:p>
        </text:list-item>
        <text:list-item>
          <text:p text:style-name="P6">Incrémentation de la vie de 10 quand tous les ennemis sont tués,</text:p>
        </text:list-item>
        <text:list-item>
          <text:p text:style-name="P6">Quand on tue le boss, le compteur ne s’incrémente pas,</text:p>
        </text:list-item>
        <text:list-item>
          <text:p text:style-name="P6">Quand on tue le boss, le joueur ne gagne pas de vie,</text:p>
        </text:list-item>
        <text:list-item>
          <text:p text:style-name="P6">Quand on fuit un ennemi, le compteur ne s’incrémente pas.</text:p>
        </text:list-item>
      </text:list>
      <text:p text:style-name="Standard"/>
      <text:p text:style-name="P3">Cas invalides :</text:p>
      <text:p text:style-name="Standard"/>
      <text:list xml:id="list2650406240" text:style-name="L2">
        <text:list-item>
          <text:p text:style-name="P7">Quand on tue le boss, le compteur s’incrémente,</text:p>
        </text:list-item>
        <text:list-item>
          <text:p text:style-name="P7">Quand on tue le boss, le joueur gagne de la vie,</text:p>
        </text:list-item>
        <text:list-item>
          <text:p text:style-name="P7">Quand on fuit un ennemi, le compteur s’incrémente.</text:p>
        </text:list-item>
      </text:list>
      <text:p text:style-name="Standard"/>
      <text:p text:style-name="P3">Jeux de données :</text:p>
      <text:p text:style-name="Standard"/>
      <text:list xml:id="list4266830639" text:style-name="L3">
        <text:list-item>
          <text:p text:style-name="P8">Tuer tous les ennemis <text:span text:style-name="T2">hors boss</text:span> de l’étage,</text:p>
        </text:list-item>
        <text:list-item>
          <text:p text:style-name="P8">Tuer le boss selon différentes valeur<text:span text:style-name="T2">s</text:span> du compteur,</text:p>
        </text:list-item>
        <text:list-item>
          <text:p text:style-name="P8">Fuir les ennemis selon différentes valeurs du compteur,</text:p>
        </text:list-item>
        <text:list-item>
          <text:p text:style-name="P8">Tuer le boss selon la vie du personnage,</text:p>
        </text:list-item>
        <text:list-item>
          <text:p text:style-name="P8">Fuir le boss quand tous les ennemis sont tués.</text:p>
        </text:list-item>
      </text:list>
      <text:p text:style-name="Standard"/>
      <text:p text:style-name="P3">Résultats obtenus :</text:p>
      <text:p text:style-name="Standard"/>
      <text:list xml:id="list2170441046" text:style-name="L4">
        <text:list-item>
          <text:p text:style-name="P9">Le compteur et la vie s’incrémentent <text:span text:style-name="T2">correctement</text:span> quand <text:span text:style-name="T2">tous les ennemis sont vaincus</text:span>.</text:p>
        </text:list-item>
        <text:list-item>
          <text:p text:style-name="P9">Le compteur et la vie <text:span text:style-name="T2">ne </text:span>s’incrémentent pas quand le boss <text:span text:style-name="T2">est vaincu</text:span>.</text:p>
        </text:list-item>
        <text:list-item>
          <text:p text:style-name="P9">Le compteur et la vie <text:span text:style-name="T2">ne </text:span>s’incrémentent pas quand on fuit les ennemi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14:10:19.753020931</meta:creation-date>
    <dc:date>2020-05-12T14:32:33.159000000</dc:date>
    <meta:editing-duration>PT30M23S</meta:editing-duration>
    <meta:editing-cycles>3</meta:editing-cycles>
    <meta:generator>LibreOffice/6.1.5.2$Windows_X86_64 LibreOffice_project/90f8dcf33c87b3705e78202e3df5142b201bd805</meta:generator>
    <meta:document-statistic meta:table-count="0" meta:image-count="0" meta:object-count="0" meta:page-count="1" meta:paragraph-count="25" meta:word-count="235" meta:character-count="1229" meta:non-whitespace-character-count="1034"/>
  </office:meta>
</office:document-meta>
</file>